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4pt" style:font-size-asian="24pt" style:font-size-complex="24pt"/>
    </style:style>
    <style:style style:name="T1" style:family="text">
      <style:text-properties style:font-name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tre canciones</text:p>
      <text:p text:style-name="P2"/>
      <text:p text:style-name="P1"><text:span text:style-name="T1">Uuuuuuuuuu, u u u</text:span></text:p>
      <text:p text:style-name="P1"><text:span text:style-name="T1">Uuuuuuuuuu, u u u</text:span></text:p>
      <text:p text:style-name="P1"><text:span text:style-name="T1">Uuuuuuuuuu, u u u</text:span></text:p>
      <text:p text:style-name="P3">U u u</text:p>
      <text:p text:style-name="P3"/>
      <text:p text:style-name="P3">Un día, cuando ya no me tengas en tu</text:p>
      <text:p text:style-name="P3">Vida, que llegue el momento de</text:p>
      <text:p text:style-name="P3">Partir, no pienses que me olvidaré de ti</text:p>
      <text:p text:style-name="P3">A donde vayas siempre ahí estaré</text:p>
      <text:p text:style-name="P3"/>
      <text:p text:style-name="P1"><text:span text:style-name="T1">Lleva mi alma en ti y déjala en la</text:span></text:p>
      <text:p text:style-name="P3">Lluvia y continúa hasta ver la</text:p>
      <text:p text:style-name="P3">Luna y quédate en el cielo junto al sol…</text:p>
      <text:p text:style-name="P3"/>
      <text:p text:style-name="P3">Viaja, vive y suéñame entre canciones</text:p>
      <text:p text:style-name="P3">Cántame otra vez esa canción.</text:p>
      <text:p text:style-name="P3"/>
      <text:p text:style-name="P3">Nunca dejes de amar, no te abandones,</text:p>
      <text:p text:style-name="P3">No dejes que se apague el corazón</text:p>
      <text:p text:style-name="P3"/>
      <text:p text:style-name="P1"><text:span text:style-name="T1">Si alguna vez no puedes continuar y quieres</text:span></text:p>
      <text:p text:style-name="P3">Regresar, no tengas miedo, aquí estaré</text:p>
      <text:p text:style-name="P3">Para ayudarte a volver a empezar…</text:p>
      <text:p text:style-name="P3"/>
      <text:p text:style-name="P1"><text:span text:style-name="T1">No importa que pase el tiempo si al final me encontrarás…</text:span></text:p>
      <text:p text:style-name="P3"/>
      <text:p text:style-name="P3">Viaja, vive y suéñame entre canciones</text:p>
      <text:p text:style-name="P3">Cántame otra vez esa canción.</text:p>
      <text:p text:style-name="P3"/>
      <text:p text:style-name="P3">Nunca dejes de amar, no te abandones,</text:p>
      <text:p text:style-name="P3">No dejes que se apague el corazó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Entre canciones</dc:title>
    <meta:initial-creator>Rene Bon Ciric</meta:initial-creator>
    <meta:creation-date>2004-04-13T23:00:00</meta:creation-date>
    <dc:creator>Rene Bon Ciric</dc:creator>
    <dc:date>2004-04-13T23:00:00</dc:dat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51" meta:character-count="756"/>
  </office:meta>
</office:document-meta>
</file>